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564cm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6.73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929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4.195cm" fo:min-width="1.151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1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131cm" fo:min-width="0.1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835cm" fo:min-width="0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989cm" fo:min-width="0.643cm"/>
    </style:style>
    <style:style style:name="gr22" style:family="graphic" style:parent-style-name="standard">
      <style:graphic-properties draw:textarea-horizontal-align="justify" draw:textarea-vertical-align="middle" draw:auto-grow-height="false" fo:min-height="2.036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5.207cm" svg:height="4.953cm" svg:x="8.112cm" svg:y="19.6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56cm" svg:height="3.302cm" svg:x="14.97cm" svg:y="13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064cm" svg:height="3.175cm" svg:x="8.62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826cm" svg:height="4.826cm" svg:x="6.715cm" svg:y="10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0.381cm" svg:height="6.985cm" svg:x="1.508cm" svg:y="2.0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1.27cm" svg:height="1.27cm" svg:x="2.778cm" svg:y="4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.429cm" svg:height="1.016cm" svg:x="4.302cm" svg:y="8.493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.264cm" svg:x1="1.508cm" svg:y1="5.508cm" svg:x2="2.778cm" svg:y2="5.572cm" draw:start-shape="id1" draw:end-shape="id2" draw:end-glue-point="3" svg:d="M1508 5508h762v64h508" svg:viewBox="0 0 1271 65">
          <text:p/>
        </draw:connector>
        <draw:connector draw:style-name="gr8" draw:text-style-name="P2" draw:layer="layout" svg:x1="6.016cm" svg:y1="8.493cm" svg:x2="3.413cm" svg:y2="6.207cm" draw:start-shape="id3" draw:start-glue-point="0" draw:end-shape="id2" draw:end-glue-point="2" svg:d="M6016 8493v-1143h-2603v-1143" svg:viewBox="0 0 2604 2287">
          <text:p/>
        </draw:connector>
        <draw:connector draw:style-name="gr8" draw:text-style-name="P2" draw:layer="layout" svg:x1="4.048cm" svg:y1="5.572cm" svg:x2="5.953cm" svg:y2="5.191cm" draw:start-shape="id2" draw:start-glue-point="1" draw:end-shape="id4" draw:end-glue-point="3" svg:d="M4048 5572h952v-381h953" svg:viewBox="0 0 1906 382">
          <text:p/>
        </draw:connector>
        <draw:connector draw:style-name="gr9" draw:text-style-name="P2" draw:layer="layout" svg:x1="9.128cm" svg:y1="10.906cm" svg:x2="10.715cm" svg:y2="7.858cm" draw:start-shape="id5" draw:end-shape="id6" draw:end-glue-point="2" svg:d="M9128 10906v-1524h1587v-1524" svg:viewBox="0 0 1588 3049">
          <text:p/>
        </draw:connector>
        <draw:connector draw:style-name="gr9" draw:text-style-name="P2" draw:layer="layout" svg:x1="14.97cm" svg:y1="15.605cm" svg:x2="12.684cm" svg:y2="5.254cm" draw:start-shape="id7" draw:start-glue-point="3" draw:end-shape="id8" svg:d="M14970 15605h-1143v-10351h-1143" svg:viewBox="0 0 2287 10352">
          <text:p/>
        </draw:connector>
        <draw:custom-shape draw:style-name="gr10" draw:text-style-name="P1" xml:id="id9" draw:id="id9" draw:layer="layout" svg:width="1.651cm" svg:height="4.445cm" svg:x="16.621cm" svg:y="2.143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.143cm" svg:x1="11.541cm" svg:y1="13.319cm" svg:x2="16.621cm" svg:y2="4.365cm" draw:start-shape="id5" draw:start-glue-point="1" draw:end-shape="id9" draw:end-glue-point="3" svg:d="M11541 13319h3683v-8954h1397" svg:viewBox="0 0 5081 8955">
          <text:p/>
        </draw:connector>
        <draw:connector draw:style-name="gr9" draw:text-style-name="P2" draw:layer="layout" svg:x1="13.319cm" svg:y1="22.145cm" svg:x2="16.748cm" svg:y2="17.256cm" draw:start-shape="id10" draw:start-glue-point="1" draw:end-shape="id7" draw:end-glue-point="2" svg:d="M13319 22145h3429v-4889" svg:viewBox="0 0 3430 4890">
          <text:p/>
        </draw:connector>
        <draw:custom-shape draw:style-name="gr11" draw:text-style-name="P1" xml:id="id11" draw:id="id11" draw:layer="layout" svg:width="1.143cm" svg:height="0.254cm" svg:x="8.493cm" svg:y="17.6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NVERTER" draw:style-name="gr12" draw:text-style-name="P1" draw:layer="layout" svg:width="0.381cm" svg:height="0.381cm" svg:x="8.874cm" svg:y="16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0.381cm" svg:height="0.508cm" svg:x="5.953cm" svg:y="4.937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6.334cm" svg:y1="5.191cm" svg:x2="8.62cm" svg:y2="5.254cm" draw:start-shape="id4" draw:start-glue-point="1" draw:end-shape="id8" draw:end-glue-point="3" svg:d="M6334 5191h1143v63h1143" svg:viewBox="0 0 2287 64">
          <text:p/>
        </draw:connector>
        <draw:custom-shape draw:style-name="gr14" draw:text-style-name="P1" xml:id="id6" draw:id="id6" draw:layer="layout" svg:width="0.635cm" svg:height="0.381cm" svg:x="10.398cm" svg:y="7.477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715cm" svg:y1="7.858cm" svg:x2="10.652cm" svg:y2="6.842cm" draw:start-shape="id6" draw:start-glue-point="2" draw:end-shape="id8" draw:end-glue-point="2" svg:d="M10715 7858v500h-63v-1516" svg:viewBox="0 0 64 1517">
          <text:p/>
        </draw:connector>
        <draw:connector draw:style-name="gr9" draw:text-style-name="P2" draw:layer="layout" svg:x1="9.065cm" svg:y1="17.637cm" svg:x2="9.128cm" svg:y2="15.732cm" draw:start-shape="id11" draw:start-glue-point="4" draw:end-shape="id5" draw:end-glue-point="2" svg:d="M9065 17637v-952h63v-953" svg:viewBox="0 0 64 1906">
          <text:p/>
        </draw:connector>
        <draw:frame draw:style-name="gr15" draw:text-style-name="P3" draw:layer="layout" svg:width="2.653cm" svg:height="0.962cm" svg:x="15.986cm" svg:y="7.096cm">
          <draw:text-box>
            <text:p>Inverter</text:p>
          </draw:text-box>
        </draw:frame>
        <draw:frame draw:style-name="gr15" draw:text-style-name="P3" draw:layer="layout" svg:width="5.497cm" svg:height="1.673cm" svg:x="7.822cm" svg:y="1.508cm">
          <draw:text-box draw:corner-radius="0.127cm">
            <text:p>Charge Controller</text:p>
            <text:p>MPPT</text:p>
          </draw:text-box>
        </draw:frame>
        <draw:frame draw:style-name="gr16" draw:text-style-name="P3" draw:layer="layout" svg:width="2.128cm" svg:height="1.27cm" svg:x="2.428cm" svg:y="3.54cm">
          <draw:text-box>
            <text:p>Relay</text:p>
          </draw:text-box>
        </draw:frame>
        <draw:frame draw:style-name="gr15" draw:text-style-name="P3" draw:layer="layout" svg:width="4.092cm" svg:height="0.962cm" svg:x="2.27cm" svg:y="2.27cm">
          <draw:text-box>
            <text:p>Solar Panels</text:p>
          </draw:text-box>
        </draw:frame>
        <draw:frame draw:style-name="gr15" draw:text-style-name="P3" draw:layer="layout" svg:width="3.846cm" svg:height="0.962cm" svg:x="3.123cm" svg:y="9.763cm">
          <draw:text-box>
            <text:p>AC Charger</text:p>
          </draw:text-box>
        </draw:frame>
        <draw:frame draw:style-name="gr15" draw:text-style-name="P3" draw:layer="layout" svg:width="2.932cm" svg:height="0.962cm" svg:x="4.937cm" svg:y="3.794cm">
          <draw:text-box>
            <text:p>Hall M C</text:p>
          </draw:text-box>
        </draw:frame>
        <draw:frame draw:style-name="gr17" draw:text-style-name="P3" draw:layer="layout" svg:width="3.175cm" svg:height="1.016cm" svg:x="11.033cm" svg:y="7.985cm">
          <draw:text-box>
            <text:p>Hall C C</text:p>
          </draw:text-box>
        </draw:frame>
        <draw:frame draw:style-name="gr17" draw:text-style-name="P3" draw:layer="layout" svg:width="3.048cm" svg:height="1.016cm" svg:x="9.636cm" svg:y="16.24cm">
          <draw:text-box>
            <text:p>Hall B C</text:p>
          </draw:text-box>
        </draw:frame>
        <draw:custom-shape draw:style-name="gr18" draw:text-style-name="P1" xml:id="id12" draw:id="id12" draw:layer="layout" svg:width="0.762cm" svg:height="2.159cm" svg:x="19.161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1.383cm" svg:height="0.962cm" svg:x="18.78cm" svg:y="6.08cm">
          <draw:text-box>
            <text:p>AC</text:p>
          </draw:text-box>
        </draw:frame>
        <draw:connector draw:style-name="gr8" draw:text-style-name="P2" draw:layer="layout" svg:x1="18.145cm" svg:y1="4.353cm" svg:x2="19.161cm" svg:y2="4.492cm" draw:end-shape="id12" draw:end-glue-point="3" svg:d="M18145 4353h258v139h758" svg:viewBox="0 0 1017 140">
          <text:p/>
        </draw:connector>
        <draw:frame draw:style-name="gr19" draw:text-style-name="P3" draw:layer="layout" svg:width="3.415cm" svg:height="1.905cm" svg:x="15.605cm" svg:y="11.795cm">
          <draw:text-box draw:corner-radius="0.127cm">
            <text:p>MODBUS</text:p>
            <text:p>Controller</text:p>
          </draw:text-box>
        </draw:frame>
        <draw:frame draw:style-name="gr20" draw:text-style-name="P3" draw:layer="layout" svg:width="7.239cm" svg:height="2.667cm" svg:x="7.096cm" svg:y="25.511cm">
          <draw:text-box draw:corner-radius="0.375cm">
            <text:p>System Controller</text:p>
            <text:p>Voltage, Current, Power</text:p>
            <text:p>Status, Display, I/O</text:p>
          </draw:text-box>
        </draw:frame>
        <draw:custom-shape draw:style-name="gr21" draw:text-style-name="P1" xml:id="id13" draw:id="id13" draw:layer="layout" svg:width="1.143cm" svg:height="7.239cm" svg:x="2.524cm" svg:y="17.764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.667cm" svg:y1="21.383cm" svg:x2="8.112cm" svg:y2="22.145cm" draw:start-shape="id13" draw:start-glue-point="1" draw:end-shape="id10" draw:end-glue-point="3" svg:d="M3667 21383h2222v762h2223" svg:viewBox="0 0 4446 763">
          <text:p/>
        </draw:connector>
        <draw:frame draw:style-name="gr15" draw:text-style-name="P3" draw:layer="layout" svg:width="4.875cm" svg:height="2.384cm" svg:x="1.508cm" svg:y="25.892cm">
          <draw:text-box>
            <text:p>Analog, Digital</text:p>
            <text:p>I/O monitor and</text:p>
            <text:p>Control lines</text:p>
          </draw:text-box>
        </draw:frame>
        <draw:frame draw:style-name="gr15" draw:text-style-name="P3" draw:layer="layout" svg:width="4.731cm" svg:height="1.673cm" svg:x="1.73cm" svg:y="12.408cm">
          <draw:text-box>
            <text:p>24VDC Battery</text:p>
            <text:p>Bank 220AH</text:p>
          </draw:text-box>
        </draw:frame>
        <draw:frame draw:style-name="gr15" draw:text-style-name="P3" draw:layer="layout" svg:width="2.437cm" svg:height="0.962cm" svg:x="17.002cm" svg:y="18.907cm">
          <draw:text-box draw:corner-radius="0.381cm">
            <text:p>RS485</text:p>
          </draw:text-box>
        </draw:frame>
        <draw:custom-shape draw:style-name="gr22" draw:text-style-name="P1" xml:id="id14" draw:id="id14" draw:layer="layout" svg:width="3.048cm" svg:height="2.286cm" svg:x="15.585cm" svg:y="25.803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585cm" svg:y1="26.946cm" svg:x2="13.319cm" svg:y2="22.145cm" draw:start-shape="id14" draw:start-glue-point="3" draw:end-shape="id10" draw:end-glue-point="1" svg:d="M15585 26946h-1133v-4801h-1133" svg:viewBox="0 0 2267 4802">
          <text:p/>
        </draw:connector>
        <draw:frame draw:style-name="gr15" draw:text-style-name="P3" draw:layer="layout" svg:width="2.437cm" svg:height="0.962cm" svg:x="15.097cm" svg:y="23.152cm">
          <draw:text-box>
            <text:p>RS232</text:p>
          </draw:text-box>
        </draw:frame>
        <draw:frame draw:style-name="gr15" draw:text-style-name="P3" draw:layer="layout" svg:width="4.939cm" svg:height="0.962cm" svg:x="14.73cm" svg:y="24.803cm">
          <draw:text-box>
            <text:p>Remote Contro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0T11:11:05.320286301</meta:creation-date>
    <meta:generator>LibreOffice/6.4.1.2$Linux_X86_64 LibreOffice_project/40$Build-2</meta:generator>
    <dc:date>2020-03-20T11:56:41.375766679</dc:date>
    <meta:editing-duration>PT3M38S</meta:editing-duration>
    <meta:editing-cycles>1</meta:editing-cycles>
    <meta:document-statistic meta:object-count="44"/>
  </office:meta>
</office:document-meta>
</file>